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191cm" fo:margin-left="0.492cm" fo:margin-top="0cm" fo:margin-bottom="0cm" table:align="left" style:writing-mode="lr-tb"/>
    </style:style>
    <style:style style:name="Таблица1.A" style:family="table-column">
      <style:table-column-properties style:column-width="2.999cm"/>
    </style:style>
    <style:style style:name="Таблица1.B" style:family="table-column">
      <style:table-column-properties style:column-width="4.253cm"/>
    </style:style>
    <style:style style:name="Таблица1.C" style:family="table-column">
      <style:table-column-properties style:column-width="3.75cm"/>
    </style:style>
    <style:style style:name="Таблица1.D" style:family="table-column">
      <style:table-column-properties style:column-width="5.189cm"/>
    </style:style>
    <style:style style:name="Таблица1.1" style:family="table-row">
      <style:table-row-properties style:min-row-height="0.482cm"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a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style:min-row-height="0.944cm" fo:keep-together="auto"/>
    </style:style>
    <style:style style:name="P1" style:family="paragraph" style:parent-style-name="Standard">
      <style:paragraph-properties fo:margin-left="0cm" fo:margin-right="0cm" fo:text-indent="1.249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1.249cm" style:auto-text-indent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language="en" fo:country="US"/>
    </style:style>
    <style:style style:name="P5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language="en" fo:country="US"/>
    </style:style>
    <style:style style:name="P7" style:family="paragraph" style:parent-style-name="Heading_20_1" style:master-page-name="Standard">
      <style:paragraph-properties fo:text-align="center" style:justify-single-word="false" style:page-number="auto"/>
    </style:style>
    <style:style style:name="P8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Задание для прохождения собеседования на должность «Веб-разработчик»</text:h>
      <text:p text:style-name="P1">Данное задание призвано выявить ваши навыки и знание в различных областях. Для приглашения на собеседование вы не обязаны решить все задания. Даже если у вас отсутствуют навыки в некоторых областях, но вы уверенно владеете остальными, вы все равно можете быть нам интересны. При решении вы можете применять любые ваши навыки и знания, кроме привлечения приложений, модулей или библиотек не указанных в этом тесте (например, вы можете использовать <text:span text:style-name="T1">mysql</text:span> при решении задач <text:span text:style-name="T1">php</text:span>). При решении вы можете считать, что ПО именно нужной вам версии. Вы можете добавлять комментарии, если считаете нужным. Листинг решений можете приложить в любом текстовом документе, включая <text:span text:style-name="T1">word</text:span> и <text:span text:style-name="T1">txt</text:span>. Старайтесь соблюдать <text:span text:style-name="T1">codestyle</text:span>. Если вам не удалось решить задание целиком, но какую-то часть вы выполнили, то приложите листинг с комментарием, что задание не завершено. </text:p>
      <text:h text:style-name="Heading_20_1" text:outline-level="1"><text:span text:style-name="T1">Php</text:span>:</text:h>
      <text:p text:style-name="Standard"><text:tab/>Напишите класс, при создании которого можно указать <text:span text:style-name="T1">url</text:span>, предусмотрите возможность указать его после инициализации класса. Класс должен уметь получать содержимое страницы по указанному <text:span text:style-name="T1">url</text:span>, при этом получение данных должно быть защищено от всех возможных исключений и ожидать ответа не более 10 сек. Класс должен реализовывать методы, на вход одного из которых поступает массив сопоставлений текста, а на вход второго два значения (тоже сопоставления). Класс должен уметь производить замену текста в соответствии с данными полученными через эти методы. Оба метода могут вызываться несколько раз, при этом данные должны не заменяться, а дополняться. Замена должна производиться рекурсивно, т.е. если после замены в тексте остались или появились вхождения для замены, то их тоже нужно заменить. Предусмотрите защиту от зацикливания при замене. Класс должен уметь выводить результат.</text:p>
      <text:p text:style-name="Standard"><text:tab/>Напишите наследник класса, который будет проводить инверсивную замену, т.е. менять результирующие значения исходными, при этом вызов всех методов и инициализация потомка должна производиться только через класс – родитель.</text:p>
      <text:h text:style-name="Heading_20_1" text:outline-level="1"><text:span text:style-name="T1">Mysql</text:span>:</text:h>
      <text:p text:style-name="P3"/>
      <text:p text:style-name="P3"><text:tab/>Есть структура БД: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">Имя таблицы</text:p>
          </table:table-cell>
          <table:table-cell table:style-name="Таблица1.A1" office:value-type="string">
            <text:p text:style-name="P3"><text:span text:style-name="T1">Clients(</text:span>Клиенты<text:span text:style-name="T1">)</text:span></text:p>
          </table:table-cell>
          <table:table-cell table:style-name="Таблица1.A1" office:value-type="string">
            <text:p text:style-name="P3"><text:span text:style-name="T1">Orders(</text:span>Заказы<text:span text:style-name="T1">)</text:span></text:p>
          </table:table-cell>
          <table:table-cell table:style-name="Таблица1.A1" office:value-type="string">
            <text:p text:style-name="P3"><text:span text:style-name="T1">Products(</text:span>Товары в заказах<text:span text:style-name="T1">)</text:span></text:p>
          </table:table-cell>
        </table:table-row>
        <table:table-row table:style-name="Таблица1.2">
          <table:table-cell table:style-name="Таблица1.A1" office:value-type="string">
            <text:p text:style-name="P3">Поля</text:p>
          </table:table-cell>
          <table:table-cell table:style-name="Таблица1.A1" office:value-type="string">
            <text:p text:style-name="P3"><text:span text:style-name="T1">Id int(11)</text:span> (идентификатор)</text:p>
          </table:table-cell>
          <table:table-cell table:style-name="Таблица1.A1" office:value-type="string">
            <text:p text:style-name="P3"><text:span text:style-name="T1">Id int(11)</text:span> (идентификатор)</text:p>
          </table:table-cell>
          <table:table-cell table:style-name="Таблица1.A1" office:value-type="string">
            <text:p text:style-name="P3"><text:span text:style-name="T1">Id int(11)</text:span> (идентификатор)</text:p>
          </table:table-cell>
        </table:table-row>
        <table:table-row table:style-name="Таблица1.3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<text:span text:style-name="T1">Name varchar(255)(</text:span>Имя<text:span text:style-name="T1">)</text:span></text:p>
          </table:table-cell>
          <table:table-cell table:style-name="Таблица1.A1" office:value-type="string">
            <text:p text:style-name="P3"><text:span text:style-name="T1">Ctime</text:span> <text:span text:style-name="T1">int(11)(</text:span>время создания<text:span text:style-name="T1">)</text:span></text:p>
          </table:table-cell>
          <table:table-cell table:style-name="Таблица1.A1" office:value-type="string">
            <text:p text:style-name="P4">Name varchar(255)</text:p>
          </table:table-cell>
        </table:table-row>
        <table:table-row table:style-name="Таблица1.4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<text:span text:style-name="T1">Phone varchar(255)</text:span>(телефон)</text:p>
          </table:table-cell>
          <table:table-cell table:style-name="Таблица1.A1" office:value-type="string">
            <text:p text:style-name="P4">Address varchar(255)</text:p>
            <text:p text:style-name="P3">(адресс доставки)</text:p>
          </table:table-cell>
          <table:table-cell table:style-name="Таблица1.A1" office:value-type="string">
            <text:p text:style-name="P4">Price int(11)</text:p>
            <text:p text:style-name="P3">(цена)</text:p>
          </table:table-cell>
        </table:table-row>
        <table:table-row table:style-name="Таблица1.5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4">Email</text:p>
            <text:p text:style-name="P4">Varchar(255)(email)</text:p>
          </table:table-cell>
          <table:table-cell table:style-name="Таблица1.A1" office:value-type="string">
            <text:p text:style-name="P3"><text:span text:style-name="T1">Clients</text:span>_<text:span text:style-name="T1">id</text:span> <text:span text:style-name="T1">int</text:span>(11)</text:p>
            <text:p text:style-name="P3">(Идентификатор клиента)</text:p>
          </table:table-cell>
          <table:table-cell table:style-name="Таблица1.A1" office:value-type="string">
            <text:p text:style-name="P4">Count int(11)</text:p>
            <text:p text:style-name="P3">(количество)</text:p>
          </table:table-cell>
        </table:table-row>
        <table:table-row table:style-name="Таблица1.6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<text:span text:style-name="T1">Order</text:span>_<text:span text:style-name="T1">id</text:span> <text:span text:style-name="T1">int</text:span>(11)</text:p>
            <text:p text:style-name="P3">(идентификатор заказа)</text:p>
          </table:table-cell>
        </table:table-row>
      </table:table>
      <text:p text:style-name="P5"><text:soft-page-break/></text:p>
      <text:p text:style-name="P3"><text:tab/>Выведите <text:s/>имена клиентов и количество их заказов, созданных <text:s/>в марте 2015 года и содержащих один или больше товаров из списка (<text:span text:style-name="T1">id</text:span>: 151515,151617,151514), отсортируйте результат по убыванию суммы заказа. Клиентов, чей <text:span text:style-name="T1">email</text:span> содержит «@<text:span text:style-name="T1">mail</text:span>.<text:span text:style-name="T1">ru</text:span>» выводить с количеством заказов равным 0.</text:p>
      <text:p text:style-name="P5"/>
      <text:h text:style-name="Heading_20_1" text:outline-level="1"><text:span text:style-name="T1">Javascript</text:span>:</text:h>
      <text:p text:style-name="P2">Создайте массив объектов с <text:span text:style-name="T1">id</text:span> товаров в виде ключей и объектами с полями <text:span text:style-name="T1">count</text:span>,<text:span text:style-name="T1">price</text:span> в виде значений. Создайте функцию для подсчета суммарной стоимости товаров в массиве с учетом количества. При попытке покинуть страницу отобразите результат.</text:p>
      <text:h text:style-name="P8" text:outline-level="1">Git</text:h>
      <text:p text:style-name="Standard"><text:tab/>У вас есть набор незафиксированных изменений проект находится на ветке <text:span text:style-name="T1">master</text:span>, зафиксируйте их в новую ветку <text:span text:style-name="T1">develop</text:span>, а затем перенесите ветку <text:span text:style-name="T1">develop</text:span> на ветку <text:span text:style-name="T1">master</text:span> и сделайте чтоб эти изменения были и в ветке <text:span text:style-name="T1">develop</text:span> и в ветке <text:span text:style-name="T1">maste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Бормотов Илья Алексеевич</meta:initial-creator>
    <meta:editing-cycles>9</meta:editing-cycles>
    <meta:creation-date>2016-03-22T15:41:00</meta:creation-date>
    <dc:date>2016-11-24T02:13:49.261000000</dc:date>
    <meta:editing-duration>P1DT11M14S</meta:editing-duration>
    <meta:generator>LibreOffice/5.1.6.2$Windows_x86 LibreOffice_project/07ac168c60a517dba0f0d7bc7540f5afa45f0909</meta:generator>
    <meta:document-statistic meta:table-count="1" meta:image-count="0" meta:object-count="0" meta:page-count="2" meta:paragraph-count="36" meta:word-count="449" meta:character-count="3255" meta:non-whitespace-character-count="28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